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Transaction ID">
            <text:p>Transaction ID</text:p>
          </table:table-cell>
          <table:table-cell table:style-name="pd1" office:value-type="string" office:string-value="Date">
            <text:p>Date</text:p>
          </table:table-cell>
          <table:table-cell table:style-name="pd1" office:value-type="string" office:string-value="Amount">
            <text:p>Amount</text:p>
          </table:table-cell>
          <table:table-cell table:style-name="pd1" office:value-type="string" office:string-value="Description">
            <text:p>Description</text:p>
          </table:table-cell>
        </table:table-row>
        <table:table-row>
          <table:table-cell office:value-type="float" office:value="1">
            <text:p>1</text:p>
          </table:table-cell>
          <table:table-cell office:value-type="date" office:date-value="2023-01-01T00:00:00">
            <text:p>Sun Jan  1 00:00:00 2023</text:p>
          </table:table-cell>
          <table:table-cell office:value-type="float" office:value="19352.47">
            <text:p>19352.47</text:p>
          </table:table-cell>
          <table:table-cell office:value-type="string" office:string-value="Transaction 1">
            <text:p>Transaction 1</text:p>
          </table:table-cell>
        </table:table-row>
        <table:table-row>
          <table:table-cell office:value-type="float" office:value="2">
            <text:p>2</text:p>
          </table:table-cell>
          <table:table-cell office:value-type="date" office:date-value="2023-01-02T00:00:00">
            <text:p>Mon Jan  2 00:00:00 2023</text:p>
          </table:table-cell>
          <table:table-cell office:value-type="float" office:value="47585.0">
            <text:p>47585.0</text:p>
          </table:table-cell>
          <table:table-cell office:value-type="string" office:string-value="Transaction 2">
            <text:p>Transaction 2</text:p>
          </table:table-cell>
        </table:table-row>
        <table:table-row>
          <table:table-cell office:value-type="float" office:value="3">
            <text:p>3</text:p>
          </table:table-cell>
          <table:table-cell office:value-type="date" office:date-value="2023-01-03T00:00:00">
            <text:p>Tue Jan  3 00:00:00 2023</text:p>
          </table:table-cell>
          <table:table-cell office:value-type="float" office:value="36867.7">
            <text:p>36867.7</text:p>
          </table:table-cell>
          <table:table-cell office:value-type="string" office:string-value="Transaction 3">
            <text:p>Transaction 3</text:p>
          </table:table-cell>
        </table:table-row>
        <table:table-row>
          <table:table-cell office:value-type="float" office:value="4">
            <text:p>4</text:p>
          </table:table-cell>
          <table:table-cell office:value-type="date" office:date-value="2023-01-04T00:00:00">
            <text:p>Wed Jan  4 00:00:00 2023</text:p>
          </table:table-cell>
          <table:table-cell office:value-type="float" office:value="30334.27">
            <text:p>30334.27</text:p>
          </table:table-cell>
          <table:table-cell office:value-type="string" office:string-value="Transaction 4">
            <text:p>Transaction 4</text:p>
          </table:table-cell>
        </table:table-row>
        <table:table-row>
          <table:table-cell office:value-type="float" office:value="5">
            <text:p>5</text:p>
          </table:table-cell>
          <table:table-cell office:value-type="date" office:date-value="2023-01-05T00:00:00">
            <text:p>Thu Jan  5 00:00:00 2023</text:p>
          </table:table-cell>
          <table:table-cell office:value-type="float" office:value="8644.91">
            <text:p>8644.91</text:p>
          </table:table-cell>
          <table:table-cell office:value-type="string" office:string-value="Transaction 5">
            <text:p>Transaction 5</text:p>
          </table:table-cell>
        </table:table-row>
        <table:table-row>
          <table:table-cell office:value-type="float" office:value="6">
            <text:p>6</text:p>
          </table:table-cell>
          <table:table-cell office:value-type="date" office:date-value="2023-01-06T00:00:00">
            <text:p>Fri Jan  6 00:00:00 2023</text:p>
          </table:table-cell>
          <table:table-cell office:value-type="float" office:value="8643.73">
            <text:p>8643.73</text:p>
          </table:table-cell>
          <table:table-cell office:value-type="string" office:string-value="Transaction 6">
            <text:p>Transaction 6</text:p>
          </table:table-cell>
        </table:table-row>
        <table:table-row>
          <table:table-cell office:value-type="float" office:value="7">
            <text:p>7</text:p>
          </table:table-cell>
          <table:table-cell office:value-type="date" office:date-value="2023-01-07T00:00:00">
            <text:p>Sat Jan  7 00:00:00 2023</text:p>
          </table:table-cell>
          <table:table-cell office:value-type="float" office:value="3846.1">
            <text:p>3846.1</text:p>
          </table:table-cell>
          <table:table-cell office:value-type="string" office:string-value="Transaction 7">
            <text:p>Transaction 7</text:p>
          </table:table-cell>
        </table:table-row>
        <table:table-row>
          <table:table-cell office:value-type="float" office:value="8">
            <text:p>8</text:p>
          </table:table-cell>
          <table:table-cell office:value-type="date" office:date-value="2023-01-08T00:00:00">
            <text:p>Sun Jan  8 00:00:00 2023</text:p>
          </table:table-cell>
          <table:table-cell office:value-type="float" office:value="43442.63">
            <text:p>43442.63</text:p>
          </table:table-cell>
          <table:table-cell office:value-type="string" office:string-value="Transaction 8">
            <text:p>Transaction 8</text:p>
          </table:table-cell>
        </table:table-row>
        <table:table-row>
          <table:table-cell office:value-type="float" office:value="9">
            <text:p>9</text:p>
          </table:table-cell>
          <table:table-cell office:value-type="date" office:date-value="2023-01-09T00:00:00">
            <text:p>Mon Jan  9 00:00:00 2023</text:p>
          </table:table-cell>
          <table:table-cell office:value-type="float" office:value="30454.64">
            <text:p>30454.64</text:p>
          </table:table-cell>
          <table:table-cell office:value-type="string" office:string-value="Transaction 9">
            <text:p>Transaction 9</text:p>
          </table:table-cell>
        </table:table-row>
        <table:table-row>
          <table:table-cell office:value-type="float" office:value="10">
            <text:p>10</text:p>
          </table:table-cell>
          <table:table-cell office:value-type="date" office:date-value="2023-01-10T00:00:00">
            <text:p>Tue Jan 10 00:00:00 2023</text:p>
          </table:table-cell>
          <table:table-cell office:value-type="float" office:value="35695.56">
            <text:p>35695.56</text:p>
          </table:table-cell>
          <table:table-cell office:value-type="string" office:string-value="Transaction 10">
            <text:p>Transaction 10</text:p>
          </table:table-cell>
        </table:table-row>
        <table:table-row>
          <table:table-cell office:value-type="float" office:value="11">
            <text:p>11</text:p>
          </table:table-cell>
          <table:table-cell office:value-type="date" office:date-value="2023-01-11T00:00:00">
            <text:p>Wed Jan 11 00:00:00 2023</text:p>
          </table:table-cell>
          <table:table-cell office:value-type="float" office:value="2008.64">
            <text:p>2008.64</text:p>
          </table:table-cell>
          <table:table-cell office:value-type="string" office:string-value="Transaction 11">
            <text:p>Transaction 11</text:p>
          </table:table-cell>
        </table:table-row>
        <table:table-row>
          <table:table-cell office:value-type="float" office:value="12">
            <text:p>12</text:p>
          </table:table-cell>
          <table:table-cell office:value-type="date" office:date-value="2023-01-12T00:00:00">
            <text:p>Thu Jan 12 00:00:00 2023</text:p>
          </table:table-cell>
          <table:table-cell office:value-type="float" office:value="48525.58">
            <text:p>48525.58</text:p>
          </table:table-cell>
          <table:table-cell office:value-type="string" office:string-value="Transaction 12">
            <text:p>Transaction 12</text:p>
          </table:table-cell>
        </table:table-row>
        <table:table-row>
          <table:table-cell office:value-type="float" office:value="13">
            <text:p>13</text:p>
          </table:table-cell>
          <table:table-cell office:value-type="date" office:date-value="2023-01-13T00:00:00">
            <text:p>Fri Jan 13 00:00:00 2023</text:p>
          </table:table-cell>
          <table:table-cell office:value-type="float" office:value="41789.69">
            <text:p>41789.69</text:p>
          </table:table-cell>
          <table:table-cell office:value-type="string" office:string-value="Transaction 13">
            <text:p>Transaction 13</text:p>
          </table:table-cell>
        </table:table-row>
        <table:table-row>
          <table:table-cell office:value-type="float" office:value="14">
            <text:p>14</text:p>
          </table:table-cell>
          <table:table-cell office:value-type="date" office:date-value="2023-01-14T00:00:00">
            <text:p>Sat Jan 14 00:00:00 2023</text:p>
          </table:table-cell>
          <table:table-cell office:value-type="float" office:value="11404.62">
            <text:p>11404.62</text:p>
          </table:table-cell>
          <table:table-cell office:value-type="string" office:string-value="Transaction 14">
            <text:p>Transaction 14</text:p>
          </table:table-cell>
        </table:table-row>
        <table:table-row>
          <table:table-cell office:value-type="float" office:value="15">
            <text:p>15</text:p>
          </table:table-cell>
          <table:table-cell office:value-type="date" office:date-value="2023-01-15T00:00:00">
            <text:p>Sun Jan 15 00:00:00 2023</text:p>
          </table:table-cell>
          <table:table-cell office:value-type="float" office:value="9909.42">
            <text:p>9909.42</text:p>
          </table:table-cell>
          <table:table-cell office:value-type="string" office:string-value="Transaction 15">
            <text:p>Transaction 15</text:p>
          </table:table-cell>
        </table:table-row>
        <table:table-row>
          <table:table-cell office:value-type="float" office:value="16">
            <text:p>16</text:p>
          </table:table-cell>
          <table:table-cell office:value-type="date" office:date-value="2023-01-16T00:00:00">
            <text:p>Mon Jan 16 00:00:00 2023</text:p>
          </table:table-cell>
          <table:table-cell office:value-type="float" office:value="9986.82">
            <text:p>9986.82</text:p>
          </table:table-cell>
          <table:table-cell office:value-type="string" office:string-value="Transaction 16">
            <text:p>Transaction 16</text:p>
          </table:table-cell>
        </table:table-row>
        <table:table-row>
          <table:table-cell office:value-type="float" office:value="17">
            <text:p>17</text:p>
          </table:table-cell>
          <table:table-cell office:value-type="date" office:date-value="2023-01-17T00:00:00">
            <text:p>Tue Jan 17 00:00:00 2023</text:p>
          </table:table-cell>
          <table:table-cell office:value-type="float" office:value="15907.87">
            <text:p>15907.87</text:p>
          </table:table-cell>
          <table:table-cell office:value-type="string" office:string-value="Transaction 17">
            <text:p>Transaction 17</text:p>
          </table:table-cell>
        </table:table-row>
        <table:table-row>
          <table:table-cell office:value-type="float" office:value="18">
            <text:p>18</text:p>
          </table:table-cell>
          <table:table-cell office:value-type="date" office:date-value="2023-01-18T00:00:00">
            <text:p>Wed Jan 18 00:00:00 2023</text:p>
          </table:table-cell>
          <table:table-cell office:value-type="float" office:value="26713.07">
            <text:p>26713.07</text:p>
          </table:table-cell>
          <table:table-cell office:value-type="string" office:string-value="Transaction 18">
            <text:p>Transaction 18</text:p>
          </table:table-cell>
        </table:table-row>
        <table:table-row>
          <table:table-cell office:value-type="float" office:value="19">
            <text:p>19</text:p>
          </table:table-cell>
          <table:table-cell office:value-type="date" office:date-value="2023-01-19T00:00:00">
            <text:p>Thu Jan 19 00:00:00 2023</text:p>
          </table:table-cell>
          <table:table-cell office:value-type="float" office:value="22165.31">
            <text:p>22165.31</text:p>
          </table:table-cell>
          <table:table-cell office:value-type="string" office:string-value="Transaction 19">
            <text:p>Transaction 19</text:p>
          </table:table-cell>
        </table:table-row>
        <table:table-row>
          <table:table-cell office:value-type="float" office:value="20">
            <text:p>20</text:p>
          </table:table-cell>
          <table:table-cell office:value-type="date" office:date-value="2023-01-20T00:00:00">
            <text:p>Fri Jan 20 00:00:00 2023</text:p>
          </table:table-cell>
          <table:table-cell office:value-type="float" office:value="15270.23">
            <text:p>15270.23</text:p>
          </table:table-cell>
          <table:table-cell office:value-type="string" office:string-value="Transaction 20">
            <text:p>Transaction 20</text:p>
          </table:table-cell>
        </table:table-row>
        <table:table-row>
          <table:table-cell office:value-type="float" office:value="21">
            <text:p>21</text:p>
          </table:table-cell>
          <table:table-cell office:value-type="date" office:date-value="2023-01-21T00:00:00">
            <text:p>Sat Jan 21 00:00:00 2023</text:p>
          </table:table-cell>
          <table:table-cell office:value-type="float" office:value="30980.79">
            <text:p>30980.79</text:p>
          </table:table-cell>
          <table:table-cell office:value-type="string" office:string-value="Transaction 21">
            <text:p>Transaction 21</text:p>
          </table:table-cell>
        </table:table-row>
        <table:table-row>
          <table:table-cell office:value-type="float" office:value="22">
            <text:p>22</text:p>
          </table:table-cell>
          <table:table-cell office:value-type="date" office:date-value="2023-01-22T00:00:00">
            <text:p>Sun Jan 22 00:00:00 2023</text:p>
          </table:table-cell>
          <table:table-cell office:value-type="float" office:value="7835.2">
            <text:p>7835.2</text:p>
          </table:table-cell>
          <table:table-cell office:value-type="string" office:string-value="Transaction 22">
            <text:p>Transaction 22</text:p>
          </table:table-cell>
        </table:table-row>
        <table:table-row>
          <table:table-cell office:value-type="float" office:value="23">
            <text:p>23</text:p>
          </table:table-cell>
          <table:table-cell office:value-type="date" office:date-value="2023-01-23T00:00:00">
            <text:p>Mon Jan 23 00:00:00 2023</text:p>
          </table:table-cell>
          <table:table-cell office:value-type="float" office:value="15315.09">
            <text:p>15315.09</text:p>
          </table:table-cell>
          <table:table-cell office:value-type="string" office:string-value="Transaction 23">
            <text:p>Transaction 23</text:p>
          </table:table-cell>
        </table:table-row>
        <table:table-row>
          <table:table-cell office:value-type="float" office:value="24">
            <text:p>24</text:p>
          </table:table-cell>
          <table:table-cell office:value-type="date" office:date-value="2023-01-24T00:00:00">
            <text:p>Tue Jan 24 00:00:00 2023</text:p>
          </table:table-cell>
          <table:table-cell office:value-type="float" office:value="18951.73">
            <text:p>18951.73</text:p>
          </table:table-cell>
          <table:table-cell office:value-type="string" office:string-value="Transaction 24">
            <text:p>Transaction 24</text:p>
          </table:table-cell>
        </table:table-row>
        <table:table-row>
          <table:table-cell office:value-type="float" office:value="25">
            <text:p>25</text:p>
          </table:table-cell>
          <table:table-cell office:value-type="date" office:date-value="2023-01-25T00:00:00">
            <text:p>Wed Jan 25 00:00:00 2023</text:p>
          </table:table-cell>
          <table:table-cell office:value-type="float" office:value="23347.43">
            <text:p>23347.43</text:p>
          </table:table-cell>
          <table:table-cell office:value-type="string" office:string-value="Transaction 25">
            <text:p>Transaction 25</text:p>
          </table:table-cell>
        </table:table-row>
        <table:table-row>
          <table:table-cell office:value-type="float" office:value="26">
            <text:p>26</text:p>
          </table:table-cell>
          <table:table-cell office:value-type="date" office:date-value="2023-01-26T00:00:00">
            <text:p>Thu Jan 26 00:00:00 2023</text:p>
          </table:table-cell>
          <table:table-cell office:value-type="float" office:value="39473.62">
            <text:p>39473.62</text:p>
          </table:table-cell>
          <table:table-cell office:value-type="string" office:string-value="Transaction 26">
            <text:p>Transaction 26</text:p>
          </table:table-cell>
        </table:table-row>
        <table:table-row>
          <table:table-cell office:value-type="float" office:value="27">
            <text:p>27</text:p>
          </table:table-cell>
          <table:table-cell office:value-type="date" office:date-value="2023-01-27T00:00:00">
            <text:p>Fri Jan 27 00:00:00 2023</text:p>
          </table:table-cell>
          <table:table-cell office:value-type="float" office:value="10784.02">
            <text:p>10784.02</text:p>
          </table:table-cell>
          <table:table-cell office:value-type="string" office:string-value="Transaction 27">
            <text:p>Transaction 27</text:p>
          </table:table-cell>
        </table:table-row>
        <table:table-row>
          <table:table-cell office:value-type="float" office:value="28">
            <text:p>28</text:p>
          </table:table-cell>
          <table:table-cell office:value-type="date" office:date-value="2023-01-28T00:00:00">
            <text:p>Sat Jan 28 00:00:00 2023</text:p>
          </table:table-cell>
          <table:table-cell office:value-type="float" office:value="26197.49">
            <text:p>26197.49</text:p>
          </table:table-cell>
          <table:table-cell office:value-type="string" office:string-value="Transaction 28">
            <text:p>Transaction 28</text:p>
          </table:table-cell>
        </table:table-row>
        <table:table-row>
          <table:table-cell office:value-type="float" office:value="29">
            <text:p>29</text:p>
          </table:table-cell>
          <table:table-cell office:value-type="date" office:date-value="2023-01-29T00:00:00">
            <text:p>Sun Jan 29 00:00:00 2023</text:p>
          </table:table-cell>
          <table:table-cell office:value-type="float" office:value="30028.31">
            <text:p>30028.31</text:p>
          </table:table-cell>
          <table:table-cell office:value-type="string" office:string-value="Transaction 29">
            <text:p>Transaction 29</text:p>
          </table:table-cell>
        </table:table-row>
        <table:table-row>
          <table:table-cell office:value-type="float" office:value="30">
            <text:p>30</text:p>
          </table:table-cell>
          <table:table-cell office:value-type="date" office:date-value="2023-01-30T00:00:00">
            <text:p>Mon Jan 30 00:00:00 2023</text:p>
          </table:table-cell>
          <table:table-cell office:value-type="float" office:value="3276.07">
            <text:p>3276.07</text:p>
          </table:table-cell>
          <table:table-cell office:value-type="string" office:string-value="Transaction 30">
            <text:p>Transaction 30</text:p>
          </table:table-cell>
        </table:table-row>
        <table:table-row>
          <table:table-cell office:value-type="float" office:value="31">
            <text:p>31</text:p>
          </table:table-cell>
          <table:table-cell office:value-type="date" office:date-value="2023-01-31T00:00:00">
            <text:p>Tue Jan 31 00:00:00 2023</text:p>
          </table:table-cell>
          <table:table-cell office:value-type="float" office:value="30769.7">
            <text:p>30769.7</text:p>
          </table:table-cell>
          <table:table-cell office:value-type="string" office:string-value="Transaction 31">
            <text:p>Transaction 31</text:p>
          </table:table-cell>
        </table:table-row>
        <table:table-row>
          <table:table-cell office:value-type="float" office:value="32">
            <text:p>32</text:p>
          </table:table-cell>
          <table:table-cell office:value-type="date" office:date-value="2023-02-01T00:00:00">
            <text:p>Wed Feb  1 00:00:00 2023</text:p>
          </table:table-cell>
          <table:table-cell office:value-type="float" office:value="9355.68">
            <text:p>9355.68</text:p>
          </table:table-cell>
          <table:table-cell office:value-type="string" office:string-value="Transaction 32">
            <text:p>Transaction 32</text:p>
          </table:table-cell>
        </table:table-row>
        <table:table-row>
          <table:table-cell office:value-type="float" office:value="33">
            <text:p>33</text:p>
          </table:table-cell>
          <table:table-cell office:value-type="date" office:date-value="2023-02-02T00:00:00">
            <text:p>Thu Feb  2 00:00:00 2023</text:p>
          </table:table-cell>
          <table:table-cell office:value-type="float" office:value="4187.53">
            <text:p>4187.53</text:p>
          </table:table-cell>
          <table:table-cell office:value-type="string" office:string-value="Transaction 33">
            <text:p>Transaction 33</text:p>
          </table:table-cell>
        </table:table-row>
        <table:table-row>
          <table:table-cell office:value-type="float" office:value="34">
            <text:p>34</text:p>
          </table:table-cell>
          <table:table-cell office:value-type="date" office:date-value="2023-02-03T00:00:00">
            <text:p>Fri Feb  3 00:00:00 2023</text:p>
          </table:table-cell>
          <table:table-cell office:value-type="float" office:value="47495.39">
            <text:p>47495.39</text:p>
          </table:table-cell>
          <table:table-cell office:value-type="string" office:string-value="Transaction 34">
            <text:p>Transaction 34</text:p>
          </table:table-cell>
        </table:table-row>
        <table:table-row>
          <table:table-cell office:value-type="float" office:value="35">
            <text:p>35</text:p>
          </table:table-cell>
          <table:table-cell office:value-type="date" office:date-value="2023-02-04T00:00:00">
            <text:p>Sat Feb  4 00:00:00 2023</text:p>
          </table:table-cell>
          <table:table-cell office:value-type="float" office:value="48315.97">
            <text:p>48315.97</text:p>
          </table:table-cell>
          <table:table-cell office:value-type="string" office:string-value="Transaction 35">
            <text:p>Transaction 35</text:p>
          </table:table-cell>
        </table:table-row>
        <table:table-row>
          <table:table-cell office:value-type="float" office:value="36">
            <text:p>36</text:p>
          </table:table-cell>
          <table:table-cell office:value-type="date" office:date-value="2023-02-05T00:00:00">
            <text:p>Sun Feb  5 00:00:00 2023</text:p>
          </table:table-cell>
          <table:table-cell office:value-type="float" office:value="40611.47">
            <text:p>40611.47</text:p>
          </table:table-cell>
          <table:table-cell office:value-type="string" office:string-value="Transaction 36">
            <text:p>Transaction 36</text:p>
          </table:table-cell>
        </table:table-row>
        <table:table-row>
          <table:table-cell office:value-type="float" office:value="37">
            <text:p>37</text:p>
          </table:table-cell>
          <table:table-cell office:value-type="date" office:date-value="2023-02-06T00:00:00">
            <text:p>Mon Feb  6 00:00:00 2023</text:p>
          </table:table-cell>
          <table:table-cell office:value-type="float" office:value="15926.07">
            <text:p>15926.07</text:p>
          </table:table-cell>
          <table:table-cell office:value-type="string" office:string-value="Transaction 37">
            <text:p>Transaction 37</text:p>
          </table:table-cell>
        </table:table-row>
        <table:table-row>
          <table:table-cell office:value-type="float" office:value="38">
            <text:p>38</text:p>
          </table:table-cell>
          <table:table-cell office:value-type="date" office:date-value="2023-02-07T00:00:00">
            <text:p>Tue Feb  7 00:00:00 2023</text:p>
          </table:table-cell>
          <table:table-cell office:value-type="float" office:value="5785.93">
            <text:p>5785.93</text:p>
          </table:table-cell>
          <table:table-cell office:value-type="string" office:string-value="Transaction 38">
            <text:p>Transaction 38</text:p>
          </table:table-cell>
        </table:table-row>
        <table:table-row>
          <table:table-cell office:value-type="float" office:value="39">
            <text:p>39</text:p>
          </table:table-cell>
          <table:table-cell office:value-type="date" office:date-value="2023-02-08T00:00:00">
            <text:p>Wed Feb  8 00:00:00 2023</text:p>
          </table:table-cell>
          <table:table-cell office:value-type="float" office:value="34527.42">
            <text:p>34527.42</text:p>
          </table:table-cell>
          <table:table-cell office:value-type="string" office:string-value="Transaction 39">
            <text:p>Transaction 39</text:p>
          </table:table-cell>
        </table:table-row>
        <table:table-row>
          <table:table-cell office:value-type="float" office:value="40">
            <text:p>40</text:p>
          </table:table-cell>
          <table:table-cell office:value-type="date" office:date-value="2023-02-09T00:00:00">
            <text:p>Thu Feb  9 00:00:00 2023</text:p>
          </table:table-cell>
          <table:table-cell office:value-type="float" office:value="22567.47">
            <text:p>22567.47</text:p>
          </table:table-cell>
          <table:table-cell office:value-type="string" office:string-value="Transaction 40">
            <text:p>Transaction 40</text:p>
          </table:table-cell>
        </table:table-row>
        <table:table-row>
          <table:table-cell office:value-type="float" office:value="41">
            <text:p>41</text:p>
          </table:table-cell>
          <table:table-cell office:value-type="date" office:date-value="2023-02-10T00:00:00">
            <text:p>Fri Feb 10 00:00:00 2023</text:p>
          </table:table-cell>
          <table:table-cell office:value-type="float" office:value="6979.87">
            <text:p>6979.87</text:p>
          </table:table-cell>
          <table:table-cell office:value-type="string" office:string-value="Transaction 41">
            <text:p>Transaction 41</text:p>
          </table:table-cell>
        </table:table-row>
        <table:table-row>
          <table:table-cell office:value-type="float" office:value="42">
            <text:p>42</text:p>
          </table:table-cell>
          <table:table-cell office:value-type="date" office:date-value="2023-02-11T00:00:00">
            <text:p>Sat Feb 11 00:00:00 2023</text:p>
          </table:table-cell>
          <table:table-cell office:value-type="float" office:value="25263.67">
            <text:p>25263.67</text:p>
          </table:table-cell>
          <table:table-cell office:value-type="string" office:string-value="Transaction 42">
            <text:p>Transaction 42</text:p>
          </table:table-cell>
        </table:table-row>
        <table:table-row>
          <table:table-cell office:value-type="float" office:value="43">
            <text:p>43</text:p>
          </table:table-cell>
          <table:table-cell office:value-type="date" office:date-value="2023-02-12T00:00:00">
            <text:p>Sun Feb 12 00:00:00 2023</text:p>
          </table:table-cell>
          <table:table-cell office:value-type="float" office:value="2685.04">
            <text:p>2685.04</text:p>
          </table:table-cell>
          <table:table-cell office:value-type="string" office:string-value="Transaction 43">
            <text:p>Transaction 43</text:p>
          </table:table-cell>
        </table:table-row>
        <table:table-row>
          <table:table-cell office:value-type="float" office:value="44">
            <text:p>44</text:p>
          </table:table-cell>
          <table:table-cell office:value-type="date" office:date-value="2023-02-13T00:00:00">
            <text:p>Mon Feb 13 00:00:00 2023</text:p>
          </table:table-cell>
          <table:table-cell office:value-type="float" office:value="45556.7">
            <text:p>45556.7</text:p>
          </table:table-cell>
          <table:table-cell office:value-type="string" office:string-value="Transaction 44">
            <text:p>Transaction 44</text:p>
          </table:table-cell>
        </table:table-row>
        <table:table-row>
          <table:table-cell office:value-type="float" office:value="45">
            <text:p>45</text:p>
          </table:table-cell>
          <table:table-cell office:value-type="date" office:date-value="2023-02-14T00:00:00">
            <text:p>Tue Feb 14 00:00:00 2023</text:p>
          </table:table-cell>
          <table:table-cell office:value-type="float" office:value="13680.22">
            <text:p>13680.22</text:p>
          </table:table-cell>
          <table:table-cell office:value-type="string" office:string-value="Transaction 45">
            <text:p>Transaction 45</text:p>
          </table:table-cell>
        </table:table-row>
        <table:table-row>
          <table:table-cell office:value-type="float" office:value="46">
            <text:p>46</text:p>
          </table:table-cell>
          <table:table-cell office:value-type="date" office:date-value="2023-02-15T00:00:00">
            <text:p>Wed Feb 15 00:00:00 2023</text:p>
          </table:table-cell>
          <table:table-cell office:value-type="float" office:value="33463.59">
            <text:p>33463.59</text:p>
          </table:table-cell>
          <table:table-cell office:value-type="string" office:string-value="Transaction 46">
            <text:p>Transaction 46</text:p>
          </table:table-cell>
        </table:table-row>
        <table:table-row>
          <table:table-cell office:value-type="float" office:value="47">
            <text:p>47</text:p>
          </table:table-cell>
          <table:table-cell office:value-type="date" office:date-value="2023-02-16T00:00:00">
            <text:p>Thu Feb 16 00:00:00 2023</text:p>
          </table:table-cell>
          <table:table-cell office:value-type="float" office:value="16273.84">
            <text:p>16273.84</text:p>
          </table:table-cell>
          <table:table-cell office:value-type="string" office:string-value="Transaction 47">
            <text:p>Transaction 47</text:p>
          </table:table-cell>
        </table:table-row>
        <table:table-row>
          <table:table-cell office:value-type="float" office:value="48">
            <text:p>48</text:p>
          </table:table-cell>
          <table:table-cell office:value-type="date" office:date-value="2023-02-17T00:00:00">
            <text:p>Fri Feb 17 00:00:00 2023</text:p>
          </table:table-cell>
          <table:table-cell office:value-type="float" office:value="26483.33">
            <text:p>26483.33</text:p>
          </table:table-cell>
          <table:table-cell office:value-type="string" office:string-value="Transaction 48">
            <text:p>Transaction 48</text:p>
          </table:table-cell>
        </table:table-row>
        <table:table-row>
          <table:table-cell office:value-type="float" office:value="49">
            <text:p>49</text:p>
          </table:table-cell>
          <table:table-cell office:value-type="date" office:date-value="2023-02-18T00:00:00">
            <text:p>Sat Feb 18 00:00:00 2023</text:p>
          </table:table-cell>
          <table:table-cell office:value-type="float" office:value="27788.8">
            <text:p>27788.8</text:p>
          </table:table-cell>
          <table:table-cell office:value-type="string" office:string-value="Transaction 49">
            <text:p>Transaction 49</text:p>
          </table:table-cell>
        </table:table-row>
        <table:table-row>
          <table:table-cell office:value-type="float" office:value="50">
            <text:p>50</text:p>
          </table:table-cell>
          <table:table-cell office:value-type="date" office:date-value="2023-02-19T00:00:00">
            <text:p>Sun Feb 19 00:00:00 2023</text:p>
          </table:table-cell>
          <table:table-cell office:value-type="float" office:value="10057.87">
            <text:p>10057.87</text:p>
          </table:table-cell>
          <table:table-cell office:value-type="string" office:string-value="Transaction 50">
            <text:p>Transaction 50</text:p>
          </table:table-cell>
        </table:table-row>
        <table:table-row>
          <table:table-cell office:value-type="float" office:value="51">
            <text:p>51</text:p>
          </table:table-cell>
          <table:table-cell office:value-type="date" office:date-value="2023-02-20T00:00:00">
            <text:p>Mon Feb 20 00:00:00 2023</text:p>
          </table:table-cell>
          <table:table-cell office:value-type="float" office:value="48509.65">
            <text:p>48509.65</text:p>
          </table:table-cell>
          <table:table-cell office:value-type="string" office:string-value="Transaction 51">
            <text:p>Transaction 51</text:p>
          </table:table-cell>
        </table:table-row>
        <table:table-row>
          <table:table-cell office:value-type="float" office:value="52">
            <text:p>52</text:p>
          </table:table-cell>
          <table:table-cell office:value-type="date" office:date-value="2023-02-21T00:00:00">
            <text:p>Tue Feb 21 00:00:00 2023</text:p>
          </table:table-cell>
          <table:table-cell office:value-type="float" office:value="38981.51">
            <text:p>38981.51</text:p>
          </table:table-cell>
          <table:table-cell office:value-type="string" office:string-value="Transaction 52">
            <text:p>Transaction 52</text:p>
          </table:table-cell>
        </table:table-row>
        <table:table-row>
          <table:table-cell office:value-type="float" office:value="53">
            <text:p>53</text:p>
          </table:table-cell>
          <table:table-cell office:value-type="date" office:date-value="2023-02-22T00:00:00">
            <text:p>Wed Feb 22 00:00:00 2023</text:p>
          </table:table-cell>
          <table:table-cell office:value-type="float" office:value="47035.45">
            <text:p>47035.45</text:p>
          </table:table-cell>
          <table:table-cell office:value-type="string" office:string-value="Transaction 53">
            <text:p>Transaction 53</text:p>
          </table:table-cell>
        </table:table-row>
        <table:table-row>
          <table:table-cell office:value-type="float" office:value="54">
            <text:p>54</text:p>
          </table:table-cell>
          <table:table-cell office:value-type="date" office:date-value="2023-02-23T00:00:00">
            <text:p>Thu Feb 23 00:00:00 2023</text:p>
          </table:table-cell>
          <table:table-cell office:value-type="float" office:value="44846.54">
            <text:p>44846.54</text:p>
          </table:table-cell>
          <table:table-cell office:value-type="string" office:string-value="Transaction 54">
            <text:p>Transaction 54</text:p>
          </table:table-cell>
        </table:table-row>
        <table:table-row>
          <table:table-cell office:value-type="float" office:value="55">
            <text:p>55</text:p>
          </table:table-cell>
          <table:table-cell office:value-type="date" office:date-value="2023-02-24T00:00:00">
            <text:p>Fri Feb 24 00:00:00 2023</text:p>
          </table:table-cell>
          <table:table-cell office:value-type="float" office:value="30297.1">
            <text:p>30297.1</text:p>
          </table:table-cell>
          <table:table-cell office:value-type="string" office:string-value="Transaction 55">
            <text:p>Transaction 55</text:p>
          </table:table-cell>
        </table:table-row>
        <table:table-row>
          <table:table-cell office:value-type="float" office:value="56">
            <text:p>56</text:p>
          </table:table-cell>
          <table:table-cell office:value-type="date" office:date-value="2023-02-25T00:00:00">
            <text:p>Sat Feb 25 00:00:00 2023</text:p>
          </table:table-cell>
          <table:table-cell office:value-type="float" office:value="46171.84">
            <text:p>46171.84</text:p>
          </table:table-cell>
          <table:table-cell office:value-type="string" office:string-value="Transaction 56">
            <text:p>Transaction 56</text:p>
          </table:table-cell>
        </table:table-row>
        <table:table-row>
          <table:table-cell office:value-type="float" office:value="57">
            <text:p>57</text:p>
          </table:table-cell>
          <table:table-cell office:value-type="date" office:date-value="2023-02-26T00:00:00">
            <text:p>Sun Feb 26 00:00:00 2023</text:p>
          </table:table-cell>
          <table:table-cell office:value-type="float" office:value="5336.13">
            <text:p>5336.13</text:p>
          </table:table-cell>
          <table:table-cell office:value-type="string" office:string-value="Transaction 57">
            <text:p>Transaction 57</text:p>
          </table:table-cell>
        </table:table-row>
        <table:table-row>
          <table:table-cell office:value-type="float" office:value="58">
            <text:p>58</text:p>
          </table:table-cell>
          <table:table-cell office:value-type="date" office:date-value="2023-02-27T00:00:00">
            <text:p>Mon Feb 27 00:00:00 2023</text:p>
          </table:table-cell>
          <table:table-cell office:value-type="float" office:value="10603.16">
            <text:p>10603.16</text:p>
          </table:table-cell>
          <table:table-cell office:value-type="string" office:string-value="Transaction 58">
            <text:p>Transaction 58</text:p>
          </table:table-cell>
        </table:table-row>
        <table:table-row>
          <table:table-cell office:value-type="float" office:value="59">
            <text:p>59</text:p>
          </table:table-cell>
          <table:table-cell office:value-type="date" office:date-value="2023-02-28T00:00:00">
            <text:p>Tue Feb 28 00:00:00 2023</text:p>
          </table:table-cell>
          <table:table-cell office:value-type="float" office:value="3216.14">
            <text:p>3216.14</text:p>
          </table:table-cell>
          <table:table-cell office:value-type="string" office:string-value="Transaction 59">
            <text:p>Transaction 59</text:p>
          </table:table-cell>
        </table:table-row>
        <table:table-row>
          <table:table-cell office:value-type="float" office:value="60">
            <text:p>60</text:p>
          </table:table-cell>
          <table:table-cell office:value-type="date" office:date-value="2023-03-01T00:00:00">
            <text:p>Wed Mar  1 00:00:00 2023</text:p>
          </table:table-cell>
          <table:table-cell office:value-type="float" office:value="16941.19">
            <text:p>16941.19</text:p>
          </table:table-cell>
          <table:table-cell office:value-type="string" office:string-value="Transaction 60">
            <text:p>Transaction 60</text:p>
          </table:table-cell>
        </table:table-row>
        <table:table-row>
          <table:table-cell office:value-type="float" office:value="61">
            <text:p>61</text:p>
          </table:table-cell>
          <table:table-cell office:value-type="date" office:date-value="2023-03-02T00:00:00">
            <text:p>Thu Mar  2 00:00:00 2023</text:p>
          </table:table-cell>
          <table:table-cell office:value-type="float" office:value="20045.19">
            <text:p>20045.19</text:p>
          </table:table-cell>
          <table:table-cell office:value-type="string" office:string-value="Transaction 61">
            <text:p>Transaction 61</text:p>
          </table:table-cell>
        </table:table-row>
        <table:table-row>
          <table:table-cell office:value-type="float" office:value="62">
            <text:p>62</text:p>
          </table:table-cell>
          <table:table-cell office:value-type="date" office:date-value="2023-03-03T00:00:00">
            <text:p>Fri Mar  3 00:00:00 2023</text:p>
          </table:table-cell>
          <table:table-cell office:value-type="float" office:value="14296.1">
            <text:p>14296.1</text:p>
          </table:table-cell>
          <table:table-cell office:value-type="string" office:string-value="Transaction 62">
            <text:p>Transaction 62</text:p>
          </table:table-cell>
        </table:table-row>
        <table:table-row>
          <table:table-cell office:value-type="float" office:value="63">
            <text:p>63</text:p>
          </table:table-cell>
          <table:table-cell office:value-type="date" office:date-value="2023-03-04T00:00:00">
            <text:p>Sat Mar  4 00:00:00 2023</text:p>
          </table:table-cell>
          <table:table-cell office:value-type="float" office:value="41608.14">
            <text:p>41608.14</text:p>
          </table:table-cell>
          <table:table-cell office:value-type="string" office:string-value="Transaction 63">
            <text:p>Transaction 63</text:p>
          </table:table-cell>
        </table:table-row>
        <table:table-row>
          <table:table-cell office:value-type="float" office:value="64">
            <text:p>64</text:p>
          </table:table-cell>
          <table:table-cell office:value-type="date" office:date-value="2023-03-05T00:00:00">
            <text:p>Sun Mar  5 00:00:00 2023</text:p>
          </table:table-cell>
          <table:table-cell office:value-type="float" office:value="18480.91">
            <text:p>18480.91</text:p>
          </table:table-cell>
          <table:table-cell office:value-type="string" office:string-value="Transaction 64">
            <text:p>Transaction 64</text:p>
          </table:table-cell>
        </table:table-row>
        <table:table-row>
          <table:table-cell office:value-type="float" office:value="65">
            <text:p>65</text:p>
          </table:table-cell>
          <table:table-cell office:value-type="date" office:date-value="2023-03-06T00:00:00">
            <text:p>Mon Mar  6 00:00:00 2023</text:p>
          </table:table-cell>
          <table:table-cell office:value-type="float" office:value="14765.79">
            <text:p>14765.79</text:p>
          </table:table-cell>
          <table:table-cell office:value-type="string" office:string-value="Transaction 65">
            <text:p>Transaction 65</text:p>
          </table:table-cell>
        </table:table-row>
        <table:table-row>
          <table:table-cell office:value-type="float" office:value="66">
            <text:p>66</text:p>
          </table:table-cell>
          <table:table-cell office:value-type="date" office:date-value="2023-03-07T00:00:00">
            <text:p>Tue Mar  7 00:00:00 2023</text:p>
          </table:table-cell>
          <table:table-cell office:value-type="float" office:value="27592.11">
            <text:p>27592.11</text:p>
          </table:table-cell>
          <table:table-cell office:value-type="string" office:string-value="Transaction 66">
            <text:p>Transaction 66</text:p>
          </table:table-cell>
        </table:table-row>
        <table:table-row>
          <table:table-cell office:value-type="float" office:value="67">
            <text:p>67</text:p>
          </table:table-cell>
          <table:table-cell office:value-type="date" office:date-value="2023-03-08T00:00:00">
            <text:p>Wed Mar  8 00:00:00 2023</text:p>
          </table:table-cell>
          <table:table-cell office:value-type="float" office:value="7905.29">
            <text:p>7905.29</text:p>
          </table:table-cell>
          <table:table-cell office:value-type="string" office:string-value="Transaction 67">
            <text:p>Transaction 67</text:p>
          </table:table-cell>
        </table:table-row>
        <table:table-row>
          <table:table-cell office:value-type="float" office:value="68">
            <text:p>68</text:p>
          </table:table-cell>
          <table:table-cell office:value-type="date" office:date-value="2023-03-09T00:00:00">
            <text:p>Thu Mar  9 00:00:00 2023</text:p>
          </table:table-cell>
          <table:table-cell office:value-type="float" office:value="40307.65">
            <text:p>40307.65</text:p>
          </table:table-cell>
          <table:table-cell office:value-type="string" office:string-value="Transaction 68">
            <text:p>Transaction 68</text:p>
          </table:table-cell>
        </table:table-row>
        <table:table-row>
          <table:table-cell office:value-type="float" office:value="69">
            <text:p>69</text:p>
          </table:table-cell>
          <table:table-cell office:value-type="date" office:date-value="2023-03-10T00:00:00">
            <text:p>Fri Mar 10 00:00:00 2023</text:p>
          </table:table-cell>
          <table:table-cell office:value-type="float" office:value="4652.98">
            <text:p>4652.98</text:p>
          </table:table-cell>
          <table:table-cell office:value-type="string" office:string-value="Transaction 69">
            <text:p>Transaction 69</text:p>
          </table:table-cell>
        </table:table-row>
        <table:table-row>
          <table:table-cell office:value-type="float" office:value="70">
            <text:p>70</text:p>
          </table:table-cell>
          <table:table-cell office:value-type="date" office:date-value="2023-03-11T00:00:00">
            <text:p>Sat Mar 11 00:00:00 2023</text:p>
          </table:table-cell>
          <table:table-cell office:value-type="float" office:value="49357.46">
            <text:p>49357.46</text:p>
          </table:table-cell>
          <table:table-cell office:value-type="string" office:string-value="Transaction 70">
            <text:p>Transaction 70</text:p>
          </table:table-cell>
        </table:table-row>
        <table:table-row>
          <table:table-cell office:value-type="float" office:value="71">
            <text:p>71</text:p>
          </table:table-cell>
          <table:table-cell office:value-type="date" office:date-value="2023-03-12T00:00:00">
            <text:p>Sun Mar 12 00:00:00 2023</text:p>
          </table:table-cell>
          <table:table-cell office:value-type="float" office:value="38839.99">
            <text:p>38839.99</text:p>
          </table:table-cell>
          <table:table-cell office:value-type="string" office:string-value="Transaction 71">
            <text:p>Transaction 71</text:p>
          </table:table-cell>
        </table:table-row>
        <table:table-row>
          <table:table-cell office:value-type="float" office:value="72">
            <text:p>72</text:p>
          </table:table-cell>
          <table:table-cell office:value-type="date" office:date-value="2023-03-13T00:00:00">
            <text:p>Mon Mar 13 00:00:00 2023</text:p>
          </table:table-cell>
          <table:table-cell office:value-type="float" office:value="10737.07">
            <text:p>10737.07</text:p>
          </table:table-cell>
          <table:table-cell office:value-type="string" office:string-value="Transaction 72">
            <text:p>Transaction 72</text:p>
          </table:table-cell>
        </table:table-row>
        <table:table-row>
          <table:table-cell office:value-type="float" office:value="73">
            <text:p>73</text:p>
          </table:table-cell>
          <table:table-cell office:value-type="date" office:date-value="2023-03-14T00:00:00">
            <text:p>Tue Mar 14 00:00:00 2023</text:p>
          </table:table-cell>
          <table:table-cell office:value-type="float" office:value="1270.58">
            <text:p>1270.58</text:p>
          </table:table-cell>
          <table:table-cell office:value-type="string" office:string-value="Transaction 73">
            <text:p>Transaction 73</text:p>
          </table:table-cell>
        </table:table-row>
        <table:table-row>
          <table:table-cell office:value-type="float" office:value="74">
            <text:p>74</text:p>
          </table:table-cell>
          <table:table-cell office:value-type="date" office:date-value="2023-03-15T00:00:00">
            <text:p>Wed Mar 15 00:00:00 2023</text:p>
          </table:table-cell>
          <table:table-cell office:value-type="float" office:value="40957.61">
            <text:p>40957.61</text:p>
          </table:table-cell>
          <table:table-cell office:value-type="string" office:string-value="Transaction 74">
            <text:p>Transaction 74</text:p>
          </table:table-cell>
        </table:table-row>
        <table:table-row>
          <table:table-cell office:value-type="float" office:value="75">
            <text:p>75</text:p>
          </table:table-cell>
          <table:table-cell office:value-type="date" office:date-value="2023-03-16T00:00:00">
            <text:p>Thu Mar 16 00:00:00 2023</text:p>
          </table:table-cell>
          <table:table-cell office:value-type="float" office:value="35636.01">
            <text:p>35636.01</text:p>
          </table:table-cell>
          <table:table-cell office:value-type="string" office:string-value="Transaction 75">
            <text:p>Transaction 75</text:p>
          </table:table-cell>
        </table:table-row>
        <table:table-row>
          <table:table-cell office:value-type="float" office:value="76">
            <text:p>76</text:p>
          </table:table-cell>
          <table:table-cell office:value-type="date" office:date-value="2023-03-17T00:00:00">
            <text:p>Fri Mar 17 00:00:00 2023</text:p>
          </table:table-cell>
          <table:table-cell office:value-type="float" office:value="36721.35">
            <text:p>36721.35</text:p>
          </table:table-cell>
          <table:table-cell office:value-type="string" office:string-value="Transaction 76">
            <text:p>Transaction 76</text:p>
          </table:table-cell>
        </table:table-row>
        <table:table-row>
          <table:table-cell office:value-type="float" office:value="77">
            <text:p>77</text:p>
          </table:table-cell>
          <table:table-cell office:value-type="date" office:date-value="2023-03-18T00:00:00">
            <text:p>Sat Mar 18 00:00:00 2023</text:p>
          </table:table-cell>
          <table:table-cell office:value-type="float" office:value="38792.25">
            <text:p>38792.25</text:p>
          </table:table-cell>
          <table:table-cell office:value-type="string" office:string-value="Transaction 77">
            <text:p>Transaction 77</text:p>
          </table:table-cell>
        </table:table-row>
        <table:table-row>
          <table:table-cell office:value-type="float" office:value="78">
            <text:p>78</text:p>
          </table:table-cell>
          <table:table-cell office:value-type="date" office:date-value="2023-03-19T00:00:00">
            <text:p>Sun Mar 19 00:00:00 2023</text:p>
          </table:table-cell>
          <table:table-cell office:value-type="float" office:value="4628.19">
            <text:p>4628.19</text:p>
          </table:table-cell>
          <table:table-cell office:value-type="string" office:string-value="Transaction 78">
            <text:p>Transaction 78</text:p>
          </table:table-cell>
        </table:table-row>
        <table:table-row>
          <table:table-cell office:value-type="float" office:value="79">
            <text:p>79</text:p>
          </table:table-cell>
          <table:table-cell office:value-type="date" office:date-value="2023-03-20T00:00:00">
            <text:p>Mon Mar 20 00:00:00 2023</text:p>
          </table:table-cell>
          <table:table-cell office:value-type="float" office:value="18564.82">
            <text:p>18564.82</text:p>
          </table:table-cell>
          <table:table-cell office:value-type="string" office:string-value="Transaction 79">
            <text:p>Transaction 79</text:p>
          </table:table-cell>
        </table:table-row>
        <table:table-row>
          <table:table-cell office:value-type="float" office:value="80">
            <text:p>80</text:p>
          </table:table-cell>
          <table:table-cell office:value-type="date" office:date-value="2023-03-21T00:00:00">
            <text:p>Tue Mar 21 00:00:00 2023</text:p>
          </table:table-cell>
          <table:table-cell office:value-type="float" office:value="6677.58">
            <text:p>6677.58</text:p>
          </table:table-cell>
          <table:table-cell office:value-type="string" office:string-value="Transaction 80">
            <text:p>Transaction 80</text:p>
          </table:table-cell>
        </table:table-row>
        <table:table-row>
          <table:table-cell office:value-type="float" office:value="81">
            <text:p>81</text:p>
          </table:table-cell>
          <table:table-cell office:value-type="date" office:date-value="2023-03-22T00:00:00">
            <text:p>Wed Mar 22 00:00:00 2023</text:p>
          </table:table-cell>
          <table:table-cell office:value-type="float" office:value="43292.07">
            <text:p>43292.07</text:p>
          </table:table-cell>
          <table:table-cell office:value-type="string" office:string-value="Transaction 81">
            <text:p>Transaction 81</text:p>
          </table:table-cell>
        </table:table-row>
        <table:table-row>
          <table:table-cell office:value-type="float" office:value="82">
            <text:p>82</text:p>
          </table:table-cell>
          <table:table-cell office:value-type="date" office:date-value="2023-03-23T00:00:00">
            <text:p>Thu Mar 23 00:00:00 2023</text:p>
          </table:table-cell>
          <table:table-cell office:value-type="float" office:value="31541.61">
            <text:p>31541.61</text:p>
          </table:table-cell>
          <table:table-cell office:value-type="string" office:string-value="Transaction 82">
            <text:p>Transaction 82</text:p>
          </table:table-cell>
        </table:table-row>
        <table:table-row>
          <table:table-cell office:value-type="float" office:value="83">
            <text:p>83</text:p>
          </table:table-cell>
          <table:table-cell office:value-type="date" office:date-value="2023-03-24T00:00:00">
            <text:p>Fri Mar 24 00:00:00 2023</text:p>
          </table:table-cell>
          <table:table-cell office:value-type="float" office:value="17214.0">
            <text:p>17214.0</text:p>
          </table:table-cell>
          <table:table-cell office:value-type="string" office:string-value="Transaction 83">
            <text:p>Transaction 83</text:p>
          </table:table-cell>
        </table:table-row>
        <table:table-row>
          <table:table-cell office:value-type="float" office:value="84">
            <text:p>84</text:p>
          </table:table-cell>
          <table:table-cell office:value-type="date" office:date-value="2023-03-25T00:00:00">
            <text:p>Sat Mar 25 00:00:00 2023</text:p>
          </table:table-cell>
          <table:table-cell office:value-type="float" office:value="4114.36">
            <text:p>4114.36</text:p>
          </table:table-cell>
          <table:table-cell office:value-type="string" office:string-value="Transaction 84">
            <text:p>Transaction 84</text:p>
          </table:table-cell>
        </table:table-row>
        <table:table-row>
          <table:table-cell office:value-type="float" office:value="85">
            <text:p>85</text:p>
          </table:table-cell>
          <table:table-cell office:value-type="date" office:date-value="2023-03-26T00:00:00">
            <text:p>Sun Mar 26 00:00:00 2023</text:p>
          </table:table-cell>
          <table:table-cell office:value-type="float" office:value="16238.13">
            <text:p>16238.13</text:p>
          </table:table-cell>
          <table:table-cell office:value-type="string" office:string-value="Transaction 85">
            <text:p>Transaction 85</text:p>
          </table:table-cell>
        </table:table-row>
        <table:table-row>
          <table:table-cell office:value-type="float" office:value="86">
            <text:p>86</text:p>
          </table:table-cell>
          <table:table-cell office:value-type="date" office:date-value="2023-03-27T00:00:00">
            <text:p>Mon Mar 27 00:00:00 2023</text:p>
          </table:table-cell>
          <table:table-cell office:value-type="float" office:value="16933.98">
            <text:p>16933.98</text:p>
          </table:table-cell>
          <table:table-cell office:value-type="string" office:string-value="Transaction 86">
            <text:p>Transaction 86</text:p>
          </table:table-cell>
        </table:table-row>
        <table:table-row>
          <table:table-cell office:value-type="float" office:value="87">
            <text:p>87</text:p>
          </table:table-cell>
          <table:table-cell office:value-type="date" office:date-value="2023-03-28T00:00:00">
            <text:p>Tue Mar 28 00:00:00 2023</text:p>
          </table:table-cell>
          <table:table-cell office:value-type="float" office:value="36750.7">
            <text:p>36750.7</text:p>
          </table:table-cell>
          <table:table-cell office:value-type="string" office:string-value="Transaction 87">
            <text:p>Transaction 87</text:p>
          </table:table-cell>
        </table:table-row>
        <table:table-row>
          <table:table-cell office:value-type="float" office:value="88">
            <text:p>88</text:p>
          </table:table-cell>
          <table:table-cell office:value-type="date" office:date-value="2023-03-29T00:00:00">
            <text:p>Wed Mar 29 00:00:00 2023</text:p>
          </table:table-cell>
          <table:table-cell office:value-type="float" office:value="32240.32">
            <text:p>32240.32</text:p>
          </table:table-cell>
          <table:table-cell office:value-type="string" office:string-value="Transaction 88">
            <text:p>Transaction 88</text:p>
          </table:table-cell>
        </table:table-row>
        <table:table-row>
          <table:table-cell office:value-type="float" office:value="89">
            <text:p>89</text:p>
          </table:table-cell>
          <table:table-cell office:value-type="date" office:date-value="2023-03-30T00:00:00">
            <text:p>Thu Mar 30 00:00:00 2023</text:p>
          </table:table-cell>
          <table:table-cell office:value-type="float" office:value="44473.42">
            <text:p>44473.42</text:p>
          </table:table-cell>
          <table:table-cell office:value-type="string" office:string-value="Transaction 89">
            <text:p>Transaction 89</text:p>
          </table:table-cell>
        </table:table-row>
        <table:table-row>
          <table:table-cell office:value-type="float" office:value="90">
            <text:p>90</text:p>
          </table:table-cell>
          <table:table-cell office:value-type="date" office:date-value="2023-03-31T00:00:00">
            <text:p>Fri Mar 31 00:00:00 2023</text:p>
          </table:table-cell>
          <table:table-cell office:value-type="float" office:value="24138.53">
            <text:p>24138.53</text:p>
          </table:table-cell>
          <table:table-cell office:value-type="string" office:string-value="Transaction 90">
            <text:p>Transaction 90</text:p>
          </table:table-cell>
        </table:table-row>
        <table:table-row>
          <table:table-cell office:value-type="float" office:value="91">
            <text:p>91</text:p>
          </table:table-cell>
          <table:table-cell office:value-type="date" office:date-value="2023-04-01T00:00:00">
            <text:p>Sat Apr  1 00:00:00 2023</text:p>
          </table:table-cell>
          <table:table-cell office:value-type="float" office:value="6860.12">
            <text:p>6860.12</text:p>
          </table:table-cell>
          <table:table-cell office:value-type="string" office:string-value="Transaction 91">
            <text:p>Transaction 91</text:p>
          </table:table-cell>
        </table:table-row>
        <table:table-row>
          <table:table-cell office:value-type="float" office:value="92">
            <text:p>92</text:p>
          </table:table-cell>
          <table:table-cell office:value-type="date" office:date-value="2023-04-02T00:00:00">
            <text:p>Sun Apr  2 00:00:00 2023</text:p>
          </table:table-cell>
          <table:table-cell office:value-type="float" office:value="35948.99">
            <text:p>35948.99</text:p>
          </table:table-cell>
          <table:table-cell office:value-type="string" office:string-value="Transaction 92">
            <text:p>Transaction 92</text:p>
          </table:table-cell>
        </table:table-row>
        <table:table-row>
          <table:table-cell office:value-type="float" office:value="93">
            <text:p>93</text:p>
          </table:table-cell>
          <table:table-cell office:value-type="date" office:date-value="2023-04-03T00:00:00">
            <text:p>Mon Apr  3 00:00:00 2023</text:p>
          </table:table-cell>
          <table:table-cell office:value-type="float" office:value="38278.47">
            <text:p>38278.47</text:p>
          </table:table-cell>
          <table:table-cell office:value-type="string" office:string-value="Transaction 93">
            <text:p>Transaction 93</text:p>
          </table:table-cell>
        </table:table-row>
        <table:table-row>
          <table:table-cell office:value-type="float" office:value="94">
            <text:p>94</text:p>
          </table:table-cell>
          <table:table-cell office:value-type="date" office:date-value="2023-04-04T00:00:00">
            <text:p>Tue Apr  4 00:00:00 2023</text:p>
          </table:table-cell>
          <table:table-cell office:value-type="float" office:value="28502.58">
            <text:p>28502.58</text:p>
          </table:table-cell>
          <table:table-cell office:value-type="string" office:string-value="Transaction 94">
            <text:p>Transaction 94</text:p>
          </table:table-cell>
        </table:table-row>
        <table:table-row>
          <table:table-cell office:value-type="float" office:value="95">
            <text:p>95</text:p>
          </table:table-cell>
          <table:table-cell office:value-type="date" office:date-value="2023-04-05T00:00:00">
            <text:p>Wed Apr  5 00:00:00 2023</text:p>
          </table:table-cell>
          <table:table-cell office:value-type="float" office:value="38777.39">
            <text:p>38777.39</text:p>
          </table:table-cell>
          <table:table-cell office:value-type="string" office:string-value="Transaction 95">
            <text:p>Transaction 95</text:p>
          </table:table-cell>
        </table:table-row>
        <table:table-row>
          <table:table-cell office:value-type="float" office:value="96">
            <text:p>96</text:p>
          </table:table-cell>
          <table:table-cell office:value-type="date" office:date-value="2023-04-06T00:00:00">
            <text:p>Thu Apr  6 00:00:00 2023</text:p>
          </table:table-cell>
          <table:table-cell office:value-type="float" office:value="25195.98">
            <text:p>25195.98</text:p>
          </table:table-cell>
          <table:table-cell office:value-type="string" office:string-value="Transaction 96">
            <text:p>Transaction 96</text:p>
          </table:table-cell>
        </table:table-row>
        <table:table-row>
          <table:table-cell office:value-type="float" office:value="97">
            <text:p>97</text:p>
          </table:table-cell>
          <table:table-cell office:value-type="date" office:date-value="2023-04-07T00:00:00">
            <text:p>Fri Apr  7 00:00:00 2023</text:p>
          </table:table-cell>
          <table:table-cell office:value-type="float" office:value="26613.91">
            <text:p>26613.91</text:p>
          </table:table-cell>
          <table:table-cell office:value-type="string" office:string-value="Transaction 97">
            <text:p>Transaction 97</text:p>
          </table:table-cell>
        </table:table-row>
        <table:table-row>
          <table:table-cell office:value-type="float" office:value="98">
            <text:p>98</text:p>
          </table:table-cell>
          <table:table-cell office:value-type="date" office:date-value="2023-04-08T00:00:00">
            <text:p>Sat Apr  8 00:00:00 2023</text:p>
          </table:table-cell>
          <table:table-cell office:value-type="float" office:value="21949.51">
            <text:p>21949.51</text:p>
          </table:table-cell>
          <table:table-cell office:value-type="string" office:string-value="Transaction 98">
            <text:p>Transaction 98</text:p>
          </table:table-cell>
        </table:table-row>
        <table:table-row>
          <table:table-cell office:value-type="float" office:value="99">
            <text:p>99</text:p>
          </table:table-cell>
          <table:table-cell office:value-type="date" office:date-value="2023-04-09T00:00:00">
            <text:p>Sun Apr  9 00:00:00 2023</text:p>
          </table:table-cell>
          <table:table-cell office:value-type="float" office:value="2245.54">
            <text:p>2245.54</text:p>
          </table:table-cell>
          <table:table-cell office:value-type="string" office:string-value="Transaction 99">
            <text:p>Transaction 99</text:p>
          </table:table-cell>
        </table:table-row>
        <table:table-row>
          <table:table-cell office:value-type="float" office:value="100">
            <text:p>100</text:p>
          </table:table-cell>
          <table:table-cell office:value-type="date" office:date-value="2023-04-10T00:00:00">
            <text:p>Mon Apr 10 00:00:00 2023</text:p>
          </table:table-cell>
          <table:table-cell office:value-type="float" office:value="6286.68">
            <text:p>6286.68</text:p>
          </table:table-cell>
          <table:table-cell office:value-type="string" office:string-value="Transaction 100">
            <text:p>Transaction 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